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896in"/>
    </style:style>
    <style:style style:name="Table1.B" style:family="table-column">
      <style:table-column-properties style:column-width="0.1819in"/>
    </style:style>
    <style:style style:name="Table1.C" style:family="table-column">
      <style:table-column-properties style:column-width="5.555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736in"/>
    </style:style>
    <style:style style:name="Table2.B" style:family="table-column">
      <style:table-column-properties style:column-width="3.8104in"/>
    </style:style>
    <style:style style:name="Table2.C" style:family="table-column">
      <style:table-column-properties style:column-width="2.743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acd5" officeooo:paragraph-rsid="0009acd5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b329b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0b329b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0b329b" officeooo:paragraph-rsid="000b329b"/>
    </style:style>
    <style:style style:name="P6" style:family="paragraph" style:parent-style-name="Table_20_Contents">
      <style:text-properties officeooo:rsid="000b329b" officeooo:paragraph-rsid="000b329b"/>
    </style:style>
    <style:style style:name="P7" style:family="paragraph" style:parent-style-name="Table_20_Contents" style:list-style-name="L3">
      <style:text-properties officeooo:rsid="000b329b" officeooo:paragraph-rsid="000b329b"/>
    </style:style>
    <style:style style:name="P8" style:family="paragraph" style:parent-style-name="Table_20_Contents">
      <style:text-properties fo:font-weight="bold" officeooo:rsid="000b329b" officeooo:paragraph-rsid="000b329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b329b" officeooo:paragraph-rsid="000b329b" style:font-weight-asian="bold" style:font-weight-complex="bold"/>
    </style:style>
    <style:style style:name="P10" style:family="paragraph" style:parent-style-name="Table_20_Contents" style:list-style-name="L3">
      <style:text-properties officeooo:rsid="000c36c0" officeooo:paragraph-rsid="000c36c0"/>
    </style:style>
    <style:style style:name="T1" style:family="text">
      <style:text-properties officeooo:rsid="000c36c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Nama</text:p>
          </table:table-cell>
          <table:table-cell table:style-name="Table1.A1" office:value-type="string">
            <text:p text:style-name="P9">:</text:p>
          </table:table-cell>
          <table:table-cell table:style-name="Table1.C1" office:value-type="string">
            <text:p text:style-name="P6">Muhammad Azhar Rasyad</text:p>
          </table:table-cell>
        </table:table-row>
        <table:table-row>
          <table:table-cell table:style-name="Table1.A2" office:value-type="string">
            <text:p text:style-name="P8">NIM</text:p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6">0110217029</text:p>
          </table:table-cell>
        </table:table-row>
        <table:table-row>
          <table:table-cell table:style-name="Table1.A2" office:value-type="string">
            <text:p text:style-name="P8">Program Studi</text:p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6">Teknik Informatika</text:p>
          </table:table-cell>
        </table:table-row>
        <table:table-row>
          <table:table-cell table:style-name="Table1.A2" office:value-type="string">
            <text:p text:style-name="P8">Mata Kuliah</text:p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6">Komputasi Paralel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No</text:p>
          </table:table-cell>
          <table:table-cell table:style-name="Table2.A1" office:value-type="string">
            <text:p text:style-name="P9">Soal</text:p>
          </table:table-cell>
          <table:table-cell table:style-name="Table2.C1" office:value-type="string">
            <text:p text:style-name="P9">Jawaban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2">Cari masalah di dunia nyata yang bisa diparalelkan</text:p>
          </table:table-cell>
          <table:table-cell table:style-name="Table2.C2" office:value-type="string">
            <text:p text:style-name="P6">Proyek Besar</text:p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3">Bagi menjadi bagian bagian kecil</text:p>
          </table:table-cell>
          <table:table-cell table:style-name="Table2.C2" office:value-type="string">
            <text:p text:style-name="P6">Dalam Proyek Besar terdiri dari :</text:p>
            <text:list xml:id="list3666380959" text:style-name="L3">
              <text:list-item>
                <text:p text:style-name="P7">Ketua Proyek</text:p>
              </text:list-item>
              <text:list-item>
                <text:p text:style-name="P7">Divisi <text:span text:style-name="T1">Sekretariat</text:span></text:p>
              </text:list-item>
              <text:list-item>
                <text:p text:style-name="P10">Divisi Keuangan</text:p>
              </text:list-item>
              <text:list-item>
                <text:p text:style-name="P10">Divisi Operasional</text:p>
              </text:list-item>
              <text:list-item>
                <text:p text:style-name="P10">dan lain-lain</text:p>
              </text:list-item>
            </text:list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4">Tentukan apakah itu termasuk domain decomposition atau functional decomposition</text:p>
          </table:table-cell>
          <table:table-cell table:style-name="Table2.C2" office:value-type="string">
            <text:p text:style-name="P6">Functional Decomposit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1:28:08.176714679</meta:creation-date>
    <dc:date>2019-11-07T12:16:34.843052485</dc:date>
    <meta:editing-duration>PT28M9S</meta:editing-duration>
    <meta:editing-cycles>2</meta:editing-cycles>
    <meta:generator>LibreOffice/6.2.7.1$Linux_X86_64 LibreOffice_project/20$Build-1</meta:generator>
    <meta:document-statistic meta:table-count="2" meta:image-count="0" meta:object-count="0" meta:page-count="1" meta:paragraph-count="29" meta:word-count="71" meta:character-count="428" meta:non-whitespace-character-count="391"/>
  </office:meta>
</office:document-meta>
</file>